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4-12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72584" calcext:value-type="float">
            <text:p>157.0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4-09-1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6908" calcext:value-type="float">
            <text:p>156.4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4-09-1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78224" calcext:value-type="float">
            <text:p>156.4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4-06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7284" calcext:value-type="float">
            <text:p>156.0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4-03-20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70504" calcext:value-type="float">
            <text:p>155.6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4-03-19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70504" calcext:value-type="float">
            <text:p>155.6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3-12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67584" calcext:value-type="float">
            <text:p>155.1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3-06-27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76856" calcext:value-type="float">
            <text:p>154.6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3-03-21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98904" calcext:value-type="float">
            <text:p>154.2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2-12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58112" calcext:value-type="float">
            <text:p>154.0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2-09-2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66088" calcext:value-type="float">
            <text:p>153.8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2-06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24712" calcext:value-type="float">
            <text:p>153.5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2-03-16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51104" calcext:value-type="float">
            <text:p>152.8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1-12-16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18872" calcext:value-type="float">
            <text:p>152.5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1-09-1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95784" calcext:value-type="float">
            <text:p>152.1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1-06-3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21464" calcext:value-type="float">
            <text:p>151.9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1-03-2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49608" calcext:value-type="float">
            <text:p>151.5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0-12-3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68608" calcext:value-type="float">
            <text:p>151.1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4072" calcext:value-type="float">
            <text:p>150.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928" calcext:value-type="float">
            <text:p>150.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9688" calcext:value-type="float">
            <text:p>150.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496" calcext:value-type="float">
            <text:p>150.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352" calcext:value-type="float">
            <text:p>150.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16" calcext:value-type="float">
            <text:p>149.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3112" calcext:value-type="float">
            <text:p>149.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7872" calcext:value-type="float">
            <text:p>149.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8728" calcext:value-type="float">
            <text:p>149.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344" calcext:value-type="float">
            <text:p>149.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996" calcext:value-type="float">
            <text:p>149.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576" calcext:value-type="float">
            <text:p>148.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288" calcext:value-type="float">
            <text:p>148.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904" calcext:value-type="float">
            <text:p>148.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616" calcext:value-type="float">
            <text:p>148.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184" calcext:value-type="float">
            <text:p>148.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944" calcext:value-type="float">
            <text:p>147.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518" calcext:value-type="float">
            <text:p>147.7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8604" calcext:value-type="float">
            <text:p>147.3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422" calcext:value-type="float">
            <text:p>147.1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8312" calcext:value-type="float">
            <text:p>146.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0024" calcext:value-type="float">
            <text:p>146.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4784" calcext:value-type="float">
            <text:p>146.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9544" calcext:value-type="float">
            <text:p>146.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3448" calcext:value-type="float">
            <text:p>146.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516" calcext:value-type="float">
            <text:p>146.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992" calcext:value-type="float">
            <text:p>145.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71184" calcext:value-type="float">
            <text:p>145.8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5536" calcext:value-type="float">
            <text:p>145.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5912" calcext:value-type="float">
            <text:p>145.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896" calcext:value-type="float">
            <text:p>145.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1528" calcext:value-type="float">
            <text:p>145.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324" calcext:value-type="float">
            <text:p>144.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048" calcext:value-type="float">
            <text:p>144.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5808" calcext:value-type="float">
            <text:p>144.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712" calcext:value-type="float">
            <text:p>144.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568" calcext:value-type="float">
            <text:p>144.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1776" calcext:value-type="float">
            <text:p>144.5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1424" calcext:value-type="float">
            <text:p>144.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328" calcext:value-type="float">
            <text:p>144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136" calcext:value-type="float">
            <text:p>144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992" calcext:value-type="float">
            <text:p>144.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4848" calcext:value-type="float">
            <text:p>144.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86936" calcext:value-type="float">
            <text:p>143.8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368" calcext:value-type="float">
            <text:p>143.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176" calcext:value-type="float">
            <text:p>143.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032" calcext:value-type="float">
            <text:p>143.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7312" calcext:value-type="float">
            <text:p>143.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4664" calcext:value-type="float">
            <text:p>143.2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6456" calcext:value-type="float">
            <text:p>143.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7312" calcext:value-type="float">
            <text:p>143.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072" calcext:value-type="float">
            <text:p>142.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6832" calcext:value-type="float">
            <text:p>142.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688" calcext:value-type="float">
            <text:p>142.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2448" calcext:value-type="float">
            <text:p>142.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352" calcext:value-type="float">
            <text:p>142.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064" calcext:value-type="float">
            <text:p>142.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968" calcext:value-type="float">
            <text:p>142.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776" calcext:value-type="float">
            <text:p>142.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488" calcext:value-type="float">
            <text:p>141.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7992" calcext:value-type="float">
            <text:p>141.6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8368" calcext:value-type="float">
            <text:p>141.6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3984" calcext:value-type="float">
            <text:p>141.6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484" calcext:value-type="float">
            <text:p>141.5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8848" calcext:value-type="float">
            <text:p>141.6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1792" calcext:value-type="float">
            <text:p>141.5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6552" calcext:value-type="float">
            <text:p>141.5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7888" calcext:value-type="float">
            <text:p>141.5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2752" calcext:value-type="float">
            <text:p>141.6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2272" calcext:value-type="float">
            <text:p>141.6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7888" calcext:value-type="float">
            <text:p>141.5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3128" calcext:value-type="float">
            <text:p>141.6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8368" calcext:value-type="float">
            <text:p>141.6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532" calcext:value-type="float">
            <text:p>141.6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4464" calcext:value-type="float">
            <text:p>141.6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532" calcext:value-type="float">
            <text:p>141.6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3608" calcext:value-type="float">
            <text:p>141.6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6656" calcext:value-type="float">
            <text:p>141.6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7032" calcext:value-type="float">
            <text:p>141.6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53692" calcext:value-type="float">
            <text:p>141.55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436" calcext:value-type="float">
            <text:p>141.5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82648" calcext:value-type="float">
            <text:p>141.5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6552" calcext:value-type="float">
            <text:p>141.5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12544" calcext:value-type="float">
            <text:p>141.5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0728" calcext:value-type="float">
            <text:p>141.4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1584" calcext:value-type="float">
            <text:p>141.4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1584" calcext:value-type="float">
            <text:p>141.4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4244" calcext:value-type="float">
            <text:p>141.4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5008" calcext:value-type="float">
            <text:p>141.4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54048" calcext:value-type="float">
            <text:p>141.3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9288" calcext:value-type="float">
            <text:p>141.3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5384" calcext:value-type="float">
            <text:p>141.3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8148" calcext:value-type="float">
            <text:p>141.3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0728" calcext:value-type="float">
            <text:p>141.4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8432" calcext:value-type="float">
            <text:p>141.3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9872" calcext:value-type="float">
            <text:p>141.4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05864" calcext:value-type="float">
            <text:p>141.4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87576" calcext:value-type="float">
            <text:p>141.3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87576" calcext:value-type="float">
            <text:p>141.3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624" calcext:value-type="float">
            <text:p>141.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0144" calcext:value-type="float">
            <text:p>141.3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4904" calcext:value-type="float">
            <text:p>141.3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8148" calcext:value-type="float">
            <text:p>141.3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2064" calcext:value-type="float">
            <text:p>141.4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45488" calcext:value-type="float">
            <text:p>141.4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5008" calcext:value-type="float">
            <text:p>141.4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9872" calcext:value-type="float">
            <text:p>141.4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1584" calcext:value-type="float">
            <text:p>141.4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9392" calcext:value-type="float">
            <text:p>141.4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9768" calcext:value-type="float">
            <text:p>141.3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5008" calcext:value-type="float">
            <text:p>141.4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772" calcext:value-type="float">
            <text:p>141.7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4736" calcext:value-type="float">
            <text:p>141.5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6824" calcext:value-type="float">
            <text:p>141.4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768" calcext:value-type="float">
            <text:p>141.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9768" calcext:value-type="float">
            <text:p>141.3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7304" calcext:value-type="float">
            <text:p>141.4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5008" calcext:value-type="float">
            <text:p>141.4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6344" calcext:value-type="float">
            <text:p>141.4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0248" calcext:value-type="float">
            <text:p>141.4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7304" calcext:value-type="float">
            <text:p>141.4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4256" calcext:value-type="float">
            <text:p>141.4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7292" calcext:value-type="float">
            <text:p>141.4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58264" calcext:value-type="float">
            <text:p>141.5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436" calcext:value-type="float">
            <text:p>141.5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7888" calcext:value-type="float">
            <text:p>141.5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58" calcext:value-type="float">
            <text:p>141.6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5028" calcext:value-type="float">
            <text:p>141.57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4464" calcext:value-type="float">
            <text:p>141.6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2272" calcext:value-type="float">
            <text:p>141.6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4276" calcext:value-type="float">
            <text:p>141.65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1792" calcext:value-type="float">
            <text:p>141.5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81632" calcext:value-type="float">
            <text:p>141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39976" calcext:value-type="float">
            <text:p>141.5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46072" calcext:value-type="float">
            <text:p>141.5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7408" calcext:value-type="float">
            <text:p>141.5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628" calcext:value-type="float">
            <text:p>141.6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7136" calcext:value-type="float">
            <text:p>141.6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1896" calcext:value-type="float">
            <text:p>141.6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1792" calcext:value-type="float">
            <text:p>141.5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4088" calcext:value-type="float">
            <text:p>141.6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5674" calcext:value-type="float">
            <text:p>141.55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46072" calcext:value-type="float">
            <text:p>141.5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5988" calcext:value-type="float">
            <text:p>141.63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7992" calcext:value-type="float">
            <text:p>141.6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8284" calcext:value-type="float">
            <text:p>141.71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772" calcext:value-type="float">
            <text:p>141.7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4672" calcext:value-type="float">
            <text:p>141.7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1624" calcext:value-type="float">
            <text:p>141.7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724" calcext:value-type="float">
            <text:p>141.7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4296" calcext:value-type="float">
            <text:p>141.8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0016" calcext:value-type="float">
            <text:p>141.8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35632" calcext:value-type="float">
            <text:p>141.8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9912" calcext:value-type="float">
            <text:p>141.7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0016" calcext:value-type="float">
            <text:p>141.8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916" calcext:value-type="float">
            <text:p>141.8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70684" calcext:value-type="float">
            <text:p>141.87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7928" calcext:value-type="float">
            <text:p>141.9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964" calcext:value-type="float">
            <text:p>141.8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5736" calcext:value-type="float">
            <text:p>141.9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44" calcext:value-type="float">
            <text:p>141.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964" calcext:value-type="float">
            <text:p>141.8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7448" calcext:value-type="float">
            <text:p>141.8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7448" calcext:value-type="float">
            <text:p>141.8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0496" calcext:value-type="float">
            <text:p>141.8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5736" calcext:value-type="float">
            <text:p>141.9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2312" calcext:value-type="float">
            <text:p>141.9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6592" calcext:value-type="float">
            <text:p>141.8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1456" calcext:value-type="float">
            <text:p>141.9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2312" calcext:value-type="float">
            <text:p>141.9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6216" calcext:value-type="float">
            <text:p>141.9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9264" calcext:value-type="float">
            <text:p>141.9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7552" calcext:value-type="float">
            <text:p>141.9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8784" calcext:value-type="float">
            <text:p>141.9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8784" calcext:value-type="float">
            <text:p>141.9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4024" calcext:value-type="float">
            <text:p>141.9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7928" calcext:value-type="float">
            <text:p>141.9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7176" calcext:value-type="float">
            <text:p>141.9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2416" calcext:value-type="float">
            <text:p>142.0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4128" calcext:value-type="float">
            <text:p>141.9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9744" calcext:value-type="float">
            <text:p>141.9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4608" calcext:value-type="float">
            <text:p>142.0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728" calcext:value-type="float">
            <text:p>142.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156" calcext:value-type="float">
            <text:p>142.0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4984" calcext:value-type="float">
            <text:p>141.9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2792" calcext:value-type="float">
            <text:p>141.9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21094009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7656" calcext:value-type="float">
            <text:p>142.0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4" meta:object-count="0"/>
    <meta:user-defined meta:name="AppVersion">3.0</meta:user-defined>
  </office:meta>
</office:document-meta>
</file>